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4,6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2,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3" office:value-type="string">
            <text:p>6,9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3,6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3" office:value-type="string">
            <text:p>8,1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string">
            <text:p>3,1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0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2T10:18:30</dc:date>
    <dc:creator>Igor Assis</dc:creator>
    <meta:editing-duration>PT9M49S</meta:editing-duration>
    <meta:editing-cycles>7</meta:editing-cycles>
    <meta:generator>OpenOffice.org/3.3$Unix OpenOffice.org_project/330m20$Build-9567</meta:generator>
    <meta:document-statistic meta:table-count="3" meta:cell-count="91" meta:object-count="0"/>
  </office:meta>
</office:document-meta>
</file>